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d31dd5"/>
    </style:style>
    <style:style style:name="P9" style:family="paragraph" style:parent-style-name="Text_20_body">
      <style:paragraph-properties fo:text-align="justify" style:justify-single-word="false"/>
      <style:text-properties officeooo:rsid="001b0292" officeooo:paragraph-rsid="0025a744"/>
    </style:style>
    <style:style style:name="P10" style:family="paragraph" style:parent-style-name="Text_20_body">
      <style:paragraph-properties fo:text-align="justify" style:justify-single-word="false"/>
      <style:text-properties officeooo:rsid="002e8270" officeooo:paragraph-rsid="002e8270"/>
    </style:style>
    <style:style style:name="P11" style:family="paragraph" style:parent-style-name="Text_20_body">
      <style:paragraph-properties fo:text-align="justify" style:justify-single-word="false"/>
      <style:text-properties officeooo:rsid="0033f61a" officeooo:paragraph-rsid="0033f61a"/>
    </style:style>
    <style:style style:name="P12"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7"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9"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2"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23" style:family="paragraph" style:parent-style-name="Text_20_body">
      <style:paragraph-properties fo:text-align="justify" style:justify-single-word="false"/>
      <style:text-properties fo:font-style="normal" officeooo:rsid="00dab8b2" officeooo:paragraph-rsid="00dab8b2" style:font-style-asian="normal" style:font-style-complex="normal"/>
    </style:style>
    <style:style style:name="P24" style:family="paragraph" style:parent-style-name="Text_20_body">
      <style:paragraph-properties fo:text-align="justify" style:justify-single-word="false"/>
      <style:text-properties fo:font-style="normal" officeooo:rsid="00dd0a04" officeooo:paragraph-rsid="00dd0a04" style:font-style-asian="normal" style:font-style-complex="normal"/>
    </style:style>
    <style:style style:name="P25"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6" style:family="paragraph" style:parent-style-name="Text_20_body">
      <style:paragraph-properties fo:text-align="justify" style:justify-single-word="false"/>
      <style:text-properties fo:font-style="normal" officeooo:rsid="00431594" officeooo:paragraph-rsid="00de5a63" fo:background-color="#ffff00" style:font-style-asian="normal" style:font-style-complex="normal"/>
    </style:style>
    <style:style style:name="P27"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357b08" officeooo:paragraph-rsid="003e4239" fo:background-color="#ffff00" style:font-style-asian="normal" style:font-style-complex="normal"/>
    </style:style>
    <style:style style:name="P31" style:family="paragraph" style:parent-style-name="Text_20_body">
      <style:paragraph-properties fo:text-align="justify" style:justify-single-word="false"/>
      <style:text-properties fo:font-style="normal" officeooo:rsid="00431594" officeooo:paragraph-rsid="00de5a63" fo:background-color="transparent" style:font-style-asian="normal" style:font-style-complex="normal"/>
    </style:style>
    <style:style style:name="P32" style:family="paragraph" style:parent-style-name="Text_20_body">
      <style:paragraph-properties fo:text-align="justify" style:justify-single-word="false"/>
      <style:text-properties fo:font-style="normal" officeooo:rsid="00df715c" officeooo:paragraph-rsid="00df715c" fo:background-color="transparent" style:font-style-asian="normal" style:font-style-complex="normal"/>
    </style:style>
    <style:style style:name="P33" style:family="paragraph" style:parent-style-name="Text_20_body">
      <style:paragraph-properties fo:text-align="justify" style:justify-single-word="false"/>
      <style:text-properties fo:font-style="normal" officeooo:rsid="00df715c" officeooo:paragraph-rsid="00de5a63" fo:background-color="transparent" style:font-style-asian="normal" style:font-style-complex="normal"/>
    </style:style>
    <style:style style:name="P34" style:family="paragraph" style:parent-style-name="Text_20_body">
      <style:paragraph-properties fo:text-align="justify" style:justify-single-word="false"/>
      <style:text-properties fo:font-style="normal" officeooo:rsid="00df715c" officeooo:paragraph-rsid="00e759d5" fo:background-color="transparent" style:font-style-asian="normal" style:font-style-complex="normal"/>
    </style:style>
    <style:style style:name="P35" style:family="paragraph" style:parent-style-name="Text_20_body">
      <style:paragraph-properties fo:text-align="justify" style:justify-single-word="false"/>
      <style:text-properties fo:font-style="normal" officeooo:rsid="00e759d5" officeooo:paragraph-rsid="00eb2d97" fo:background-color="transparent" style:font-style-asian="normal" style:font-style-complex="normal"/>
    </style:style>
    <style:style style:name="P36" style:family="paragraph" style:parent-style-name="Text_20_body">
      <style:paragraph-properties fo:text-align="justify" style:justify-single-word="false"/>
      <style:text-properties fo:font-style="normal" officeooo:rsid="00eb2d97" officeooo:paragraph-rsid="00eb2d97" fo:background-color="transparent" style:font-style-asian="normal" style:font-style-complex="normal"/>
    </style:style>
    <style:style style:name="P37" style:family="paragraph" style:parent-style-name="Text_20_body">
      <style:paragraph-properties fo:text-align="justify" style:justify-single-word="false"/>
      <style:text-properties fo:font-style="normal" officeooo:rsid="00eb8d03" officeooo:paragraph-rsid="00eb8d03" fo:background-color="transparent" style:font-style-asian="normal" style:font-style-complex="normal"/>
    </style:style>
    <style:style style:name="P38" style:family="paragraph" style:parent-style-name="Text_20_body">
      <style:paragraph-properties fo:text-align="justify" style:justify-single-word="false"/>
      <style:text-properties fo:font-style="normal" officeooo:rsid="00ed6a80" officeooo:paragraph-rsid="00ed6a80" fo:background-color="transparent" style:font-style-asian="normal" style:font-style-complex="normal"/>
    </style:style>
    <style:style style:name="P39"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40"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41"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42" style:family="paragraph" style:parent-style-name="Text_20_body">
      <style:text-properties officeooo:rsid="003e4239" officeooo:paragraph-rsid="003e4239"/>
    </style:style>
    <style:style style:name="P43" style:family="paragraph" style:parent-style-name="Text_20_body">
      <style:text-properties officeooo:paragraph-rsid="003e4239"/>
    </style:style>
    <style:style style:name="P44" style:family="paragraph" style:parent-style-name="Text_20_body">
      <style:text-properties officeooo:rsid="00579543" officeooo:paragraph-rsid="00579543"/>
    </style:style>
    <style:style style:name="P45" style:family="paragraph" style:parent-style-name="Text_20_body">
      <style:text-properties officeooo:rsid="0057b159" officeooo:paragraph-rsid="0057b159"/>
    </style:style>
    <style:style style:name="P46" style:family="paragraph" style:parent-style-name="Text_20_body">
      <style:text-properties officeooo:rsid="0057b159" officeooo:paragraph-rsid="007c05f1"/>
    </style:style>
    <style:style style:name="P47" style:family="paragraph" style:parent-style-name="Text_20_body">
      <style:text-properties officeooo:rsid="00653342" officeooo:paragraph-rsid="00653342"/>
    </style:style>
    <style:style style:name="P48" style:family="paragraph" style:parent-style-name="Text_20_body">
      <style:text-properties officeooo:rsid="006a81ce" officeooo:paragraph-rsid="006a81ce"/>
    </style:style>
    <style:style style:name="P49" style:family="paragraph" style:parent-style-name="Text_20_body">
      <style:text-properties officeooo:rsid="006a81ce" officeooo:paragraph-rsid="0078fc2c"/>
    </style:style>
    <style:style style:name="P50" style:family="paragraph" style:parent-style-name="Text_20_body">
      <style:text-properties officeooo:rsid="006a81ce" officeooo:paragraph-rsid="0057b159"/>
    </style:style>
    <style:style style:name="P51" style:family="paragraph" style:parent-style-name="Text_20_body">
      <style:text-properties officeooo:rsid="00771a87" officeooo:paragraph-rsid="00771a87"/>
    </style:style>
    <style:style style:name="P52" style:family="paragraph" style:parent-style-name="Text_20_body">
      <style:text-properties officeooo:rsid="007c05f1" officeooo:paragraph-rsid="007c05f1"/>
    </style:style>
    <style:style style:name="P53" style:family="paragraph" style:parent-style-name="Text_20_body">
      <style:text-properties officeooo:rsid="0062de02" officeooo:paragraph-rsid="0062de02"/>
    </style:style>
    <style:style style:name="P54" style:family="paragraph" style:parent-style-name="Text_20_body">
      <style:text-properties officeooo:rsid="0062de02" officeooo:paragraph-rsid="00829ff2"/>
    </style:style>
    <style:style style:name="P55" style:family="paragraph" style:parent-style-name="Text_20_body">
      <style:text-properties officeooo:rsid="0062de02" officeooo:paragraph-rsid="008317e6"/>
    </style:style>
    <style:style style:name="P56" style:family="paragraph" style:parent-style-name="Text_20_body">
      <style:text-properties officeooo:rsid="0062de02" officeooo:paragraph-rsid="0086045d"/>
    </style:style>
    <style:style style:name="P57" style:family="paragraph" style:parent-style-name="Text_20_body">
      <style:text-properties officeooo:rsid="00829ff2" officeooo:paragraph-rsid="00829ff2"/>
    </style:style>
    <style:style style:name="P58" style:family="paragraph" style:parent-style-name="Text_20_body">
      <style:text-properties officeooo:rsid="008317e6" officeooo:paragraph-rsid="008317e6"/>
    </style:style>
    <style:style style:name="P59" style:family="paragraph" style:parent-style-name="Text_20_body">
      <style:text-properties officeooo:paragraph-rsid="00653342"/>
    </style:style>
    <style:style style:name="P60" style:family="paragraph" style:parent-style-name="Text_20_body">
      <style:text-properties officeooo:rsid="0086045d" officeooo:paragraph-rsid="0086045d"/>
    </style:style>
    <style:style style:name="P61" style:family="paragraph" style:parent-style-name="Text_20_body">
      <style:text-properties officeooo:rsid="008afce7" officeooo:paragraph-rsid="008afce7"/>
    </style:style>
    <style:style style:name="P62" style:family="paragraph" style:parent-style-name="Text_20_body">
      <style:text-properties officeooo:rsid="008afce7" officeooo:paragraph-rsid="008c2c37"/>
    </style:style>
    <style:style style:name="P63" style:family="paragraph" style:parent-style-name="Text_20_body">
      <style:text-properties officeooo:rsid="0091bcb0" officeooo:paragraph-rsid="0091bcb0"/>
    </style:style>
    <style:style style:name="P64" style:family="paragraph" style:parent-style-name="Text_20_body">
      <style:text-properties officeooo:rsid="0091bcb0" officeooo:paragraph-rsid="00b233e9"/>
    </style:style>
    <style:style style:name="P65" style:family="paragraph" style:parent-style-name="Text_20_body">
      <style:text-properties officeooo:rsid="0098f74d" officeooo:paragraph-rsid="0098f74d"/>
    </style:style>
    <style:style style:name="P66" style:family="paragraph" style:parent-style-name="Text_20_body">
      <style:text-properties officeooo:rsid="009bd08c" officeooo:paragraph-rsid="009d03f3"/>
    </style:style>
    <style:style style:name="P67" style:family="paragraph" style:parent-style-name="Text_20_body">
      <style:text-properties officeooo:rsid="00a0e011" officeooo:paragraph-rsid="00a0e011"/>
    </style:style>
    <style:style style:name="P68" style:family="paragraph" style:parent-style-name="Text_20_body">
      <style:text-properties officeooo:rsid="00a25a4c" officeooo:paragraph-rsid="00a25a4c"/>
    </style:style>
    <style:style style:name="P69" style:family="paragraph" style:parent-style-name="Text_20_body">
      <style:text-properties officeooo:rsid="00a57ea8" officeooo:paragraph-rsid="00a57ea8"/>
    </style:style>
    <style:style style:name="P70" style:family="paragraph" style:parent-style-name="Text_20_body">
      <style:text-properties officeooo:rsid="00b7b032" officeooo:paragraph-rsid="00b7b032"/>
    </style:style>
    <style:style style:name="P71" style:family="paragraph" style:parent-style-name="Text_20_body">
      <style:text-properties officeooo:rsid="00b85c32" officeooo:paragraph-rsid="00b85c32"/>
    </style:style>
    <style:style style:name="P72" style:family="paragraph" style:parent-style-name="Text_20_body">
      <style:text-properties officeooo:rsid="00bf0f2e" officeooo:paragraph-rsid="00bf0f2e"/>
    </style:style>
    <style:style style:name="P73" style:family="paragraph" style:parent-style-name="Text_20_body">
      <style:text-properties officeooo:rsid="00c2ba05" officeooo:paragraph-rsid="00c2ba05"/>
    </style:style>
    <style:style style:name="P74" style:family="paragraph" style:parent-style-name="Text_20_body">
      <style:text-properties officeooo:rsid="00c2ba05" officeooo:paragraph-rsid="00c2ba05" fo:background-color="#ffff00"/>
    </style:style>
    <style:style style:name="P75" style:family="paragraph" style:parent-style-name="Text_20_body">
      <style:text-properties officeooo:rsid="00c6e0d4" officeooo:paragraph-rsid="00c6e0d4" fo:background-color="#ffff00"/>
    </style:style>
    <style:style style:name="P76" style:family="paragraph" style:parent-style-name="Text_20_body">
      <style:text-properties officeooo:rsid="00c73364" officeooo:paragraph-rsid="00c73364" fo:background-color="#ffff00"/>
    </style:style>
    <style:style style:name="P77" style:family="paragraph" style:parent-style-name="Text_20_body">
      <style:text-properties officeooo:rsid="00c6e0d4" officeooo:paragraph-rsid="00c6e0d4"/>
    </style:style>
    <style:style style:name="P78" style:family="paragraph" style:parent-style-name="Text_20_body">
      <style:text-properties officeooo:rsid="00c6e0d4" officeooo:paragraph-rsid="00c8541b"/>
    </style:style>
    <style:style style:name="P79" style:family="paragraph" style:parent-style-name="Text_20_body">
      <style:text-properties officeooo:rsid="00b8e128" officeooo:paragraph-rsid="00cafc33"/>
    </style:style>
    <style:style style:name="P80" style:family="paragraph" style:parent-style-name="Text_20_body">
      <style:text-properties officeooo:rsid="00c8541b" officeooo:paragraph-rsid="00c8541b"/>
    </style:style>
    <style:style style:name="P81" style:family="paragraph" style:parent-style-name="Text_20_body">
      <style:text-properties officeooo:rsid="00bc45f6" officeooo:paragraph-rsid="00cafc33"/>
    </style:style>
    <style:style style:name="P82" style:family="paragraph" style:parent-style-name="Text_20_body">
      <style:paragraph-properties fo:text-align="justify" style:justify-single-word="false"/>
      <style:text-properties officeooo:rsid="00d31dd5" officeooo:paragraph-rsid="00d31dd5"/>
    </style:style>
    <style:style style:name="P83" style:family="paragraph" style:parent-style-name="Text_20_body">
      <style:paragraph-properties fo:text-align="justify" style:justify-single-word="false"/>
      <style:text-properties officeooo:rsid="00d3d437" officeooo:paragraph-rsid="00d3d437"/>
    </style:style>
    <style:style style:name="P84" style:family="paragraph" style:parent-style-name="Text_20_body">
      <style:paragraph-properties fo:text-align="justify" style:justify-single-word="false"/>
      <style:text-properties officeooo:rsid="00e29fcc" officeooo:paragraph-rsid="00e29fcc"/>
    </style:style>
    <style:style style:name="P85" style:family="paragraph" style:parent-style-name="Text_20_body">
      <style:text-properties officeooo:rsid="00e306d8" officeooo:paragraph-rsid="00e306d8"/>
    </style:style>
    <style:style style:name="P86" style:family="paragraph" style:parent-style-name="Text_20_body">
      <style:paragraph-properties fo:text-align="justify" style:justify-single-word="false"/>
      <style:text-properties fo:font-style="normal" officeooo:rsid="00f37480" officeooo:paragraph-rsid="00f37480" fo:background-color="transparent" style:font-style-asian="normal" style:font-style-complex="normal"/>
    </style:style>
    <style:style style:name="P87" style:family="paragraph" style:parent-style-name="Text_20_body">
      <style:paragraph-properties fo:text-align="justify" style:justify-single-word="false"/>
      <style:text-properties fo:font-style="normal" officeooo:rsid="00f57ed6" officeooo:paragraph-rsid="00f57ed6" fo:background-color="transparent" style:font-style-asian="normal" style:font-style-complex="normal"/>
    </style:style>
    <style:style style:name="P88" style:family="paragraph" style:parent-style-name="Text_20_body">
      <style:paragraph-properties fo:text-align="justify" style:justify-single-word="false"/>
      <style:text-properties fo:font-style="normal" officeooo:rsid="00f8f803" officeooo:paragraph-rsid="00f8f803" fo:background-color="transparent" style:font-style-asian="normal" style:font-style-complex="normal"/>
    </style:style>
    <style:style style:name="P89" style:family="paragraph" style:parent-style-name="Heading_20_1">
      <style:paragraph-properties fo:text-align="center" style:justify-single-word="false"/>
    </style:style>
    <style:style style:name="P90"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ef5e0c" fo:background-color="#ffff00" loext:char-shading-value="0"/>
    </style:style>
    <style:style style:name="T29" style:family="text">
      <style:text-properties fo:background-color="#ffff00" loext:char-shading-value="0"/>
    </style:style>
    <style:style style:name="T30" style:family="text">
      <style:text-properties officeooo:rsid="0052bd42"/>
    </style:style>
    <style:style style:name="T31" style:family="text">
      <style:text-properties officeooo:rsid="0054b361"/>
    </style:style>
    <style:style style:name="T32" style:family="text">
      <style:text-properties officeooo:rsid="0056a3ca"/>
    </style:style>
    <style:style style:name="T33" style:family="text">
      <style:text-properties officeooo:rsid="00598937"/>
    </style:style>
    <style:style style:name="T34" style:family="text">
      <style:text-properties officeooo:rsid="005ae49b"/>
    </style:style>
    <style:style style:name="T35" style:family="text">
      <style:text-properties officeooo:rsid="005bfeb6"/>
    </style:style>
    <style:style style:name="T36" style:family="text">
      <style:text-properties officeooo:rsid="00653342"/>
    </style:style>
    <style:style style:name="T37" style:family="text">
      <style:text-properties officeooo:rsid="006857aa"/>
    </style:style>
    <style:style style:name="T38" style:family="text">
      <style:text-properties officeooo:rsid="006d2b09"/>
    </style:style>
    <style:style style:name="T39" style:family="text">
      <style:text-properties officeooo:rsid="00717ade"/>
    </style:style>
    <style:style style:name="T40" style:family="text">
      <style:text-properties officeooo:rsid="0079400a"/>
    </style:style>
    <style:style style:name="T41" style:family="text">
      <style:text-properties officeooo:rsid="007c05f1"/>
    </style:style>
    <style:style style:name="T42" style:family="text">
      <style:text-properties officeooo:rsid="007c26ed"/>
    </style:style>
    <style:style style:name="T43" style:family="text">
      <style:text-properties officeooo:rsid="007ccc0b"/>
    </style:style>
    <style:style style:name="T44" style:family="text">
      <style:text-properties officeooo:rsid="007f2b0b"/>
    </style:style>
    <style:style style:name="T45" style:family="text">
      <style:text-properties officeooo:rsid="007f353c"/>
    </style:style>
    <style:style style:name="T46" style:family="text">
      <style:text-properties officeooo:rsid="0084a4bf"/>
    </style:style>
    <style:style style:name="T47" style:family="text">
      <style:text-properties officeooo:rsid="0086045d"/>
    </style:style>
    <style:style style:name="T48" style:family="text">
      <style:text-properties officeooo:rsid="00868259"/>
    </style:style>
    <style:style style:name="T49" style:family="text">
      <style:text-properties officeooo:rsid="0086ecfb"/>
    </style:style>
    <style:style style:name="T50" style:family="text">
      <style:text-properties officeooo:rsid="008b7b1f"/>
    </style:style>
    <style:style style:name="T51" style:family="text">
      <style:text-properties officeooo:rsid="0091bcb0"/>
    </style:style>
    <style:style style:name="T52" style:family="text">
      <style:text-properties officeooo:rsid="0092afc6"/>
    </style:style>
    <style:style style:name="T53" style:family="text">
      <style:text-properties officeooo:rsid="00957c6e"/>
    </style:style>
    <style:style style:name="T54" style:family="text">
      <style:text-properties officeooo:rsid="0099e211"/>
    </style:style>
    <style:style style:name="T55" style:family="text">
      <style:text-properties officeooo:rsid="009d03f3"/>
    </style:style>
    <style:style style:name="T56" style:family="text">
      <style:text-properties officeooo:rsid="00a0e011"/>
    </style:style>
    <style:style style:name="T57" style:family="text">
      <style:text-properties officeooo:rsid="00a11756"/>
    </style:style>
    <style:style style:name="T58" style:family="text">
      <style:text-properties officeooo:rsid="00a197f4"/>
    </style:style>
    <style:style style:name="T59" style:family="text">
      <style:text-properties officeooo:rsid="00a333da"/>
    </style:style>
    <style:style style:name="T60" style:family="text">
      <style:text-properties officeooo:rsid="00a4987e"/>
    </style:style>
    <style:style style:name="T61" style:family="text">
      <style:text-properties officeooo:rsid="00a4f31b"/>
    </style:style>
    <style:style style:name="T62" style:family="text">
      <style:text-properties officeooo:rsid="00a57ea8"/>
    </style:style>
    <style:style style:name="T63" style:family="text">
      <style:text-properties officeooo:rsid="00a8d305"/>
    </style:style>
    <style:style style:name="T64" style:family="text">
      <style:text-properties officeooo:rsid="00b50685"/>
    </style:style>
    <style:style style:name="T65" style:family="text">
      <style:text-properties officeooo:rsid="00b7b032"/>
    </style:style>
    <style:style style:name="T66" style:family="text">
      <style:text-properties officeooo:rsid="00b85c32"/>
    </style:style>
    <style:style style:name="T67" style:family="text">
      <style:text-properties officeooo:rsid="00b8e128"/>
    </style:style>
    <style:style style:name="T68" style:family="text">
      <style:text-properties officeooo:rsid="00ba70a2"/>
    </style:style>
    <style:style style:name="T69" style:family="text">
      <style:text-properties officeooo:rsid="00bc45f6"/>
    </style:style>
    <style:style style:name="T70" style:family="text">
      <style:text-properties officeooo:rsid="008afce7"/>
    </style:style>
    <style:style style:name="T71" style:family="text">
      <style:text-properties officeooo:rsid="00c6e0d4"/>
    </style:style>
    <style:style style:name="T72" style:family="text">
      <style:text-properties officeooo:rsid="00c8541b"/>
    </style:style>
    <style:style style:name="T73" style:family="text">
      <style:text-properties officeooo:rsid="00d230b3"/>
    </style:style>
    <style:style style:name="T74" style:family="text">
      <style:text-properties officeooo:rsid="00d31dd5"/>
    </style:style>
    <style:style style:name="T75" style:family="text">
      <style:text-properties officeooo:rsid="00d5d453"/>
    </style:style>
    <style:style style:name="T76" style:family="text">
      <style:text-properties officeooo:rsid="00d77ad5"/>
    </style:style>
    <style:style style:name="T77" style:family="text">
      <style:text-properties officeooo:rsid="00d969b1"/>
    </style:style>
    <style:style style:name="T78" style:family="text">
      <style:text-properties officeooo:rsid="00e5c71e"/>
    </style:style>
    <style:style style:name="T79" style:family="text">
      <style:text-properties officeooo:rsid="00e759d5"/>
    </style:style>
    <style:style style:name="T80" style:family="text">
      <style:text-properties officeooo:rsid="00e958b2"/>
    </style:style>
    <style:style style:name="T81" style:family="text">
      <style:text-properties officeooo:rsid="00eb2d97"/>
    </style:style>
    <style:style style:name="T82" style:family="text">
      <style:text-properties officeooo:rsid="00f120a6"/>
    </style:style>
    <style:style style:name="T83" style:family="text">
      <style:text-properties officeooo:rsid="00f57ed6"/>
    </style:style>
    <style:style style:name="T84" style:family="text">
      <style:text-properties officeooo:rsid="00f795ad"/>
    </style:style>
    <style:style style:name="T85" style:family="text">
      <style:text-properties officeooo:rsid="00fa00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9" text:outline-level="1">Семь вечностей</text:h>
      <text:p text:style-name="P1"/>
      <text:h text:style-name="P90" text:outline-level="2">I</text:h>
      <text:p text:style-name="P12">- <text:span text:style-name="T6">А-А-А-А-А-А-А-А!!!</text:span></text:p>
      <text:p text:style-name="P12"/>
      <text:p text:style-name="P14">Небеса выплюнули из себя нечто истошно кричащее, <text:span text:style-name="T76">вертящееся</text:span> и размахивающее в беспорядке конечностями. <text:span text:style-name="T10">С</text:span> башенной площадки <text:span text:style-name="T10">з</text:span>а падением наблюдали два аликорна.</text:p>
      <text:p text:style-name="P14"/>
      <text:p text:style-name="P14">- Это определённо не пегас. И вообще не пони, - заметила старшая.</text:p>
      <text:p text:style-name="P14">-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5"/>
      <text:p text:style-name="P15">Вопящая фигура поравнялась с аликорницами и продолжила низвержение в пропасть.</text:p>
      <text:p text:style-name="P15"/>
      <text:p text:style-name="P12">- <text:span text:style-name="T8">Ты права, - отозвалась старшая и раскрыла крылья. - Следует перехватить это создание, пока оно не разбилось.</text:span></text:p>
      <text:p text:style-name="P14">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4"/>
      <text:p text:style-name="P14">-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14">…</text:p>
      <text:p text:style-name="P30">(события Обмена)</text:p>
      <text:p text:style-name="P13">…</text:p>
      <text:p text:style-name="P17">Четыре года спустя…</text:p>
      <text:p text:style-name="P21">…</text:p>
      <text:p text:style-name="P22">И вот ты мчишь <text:span text:style-name="T77">вниз </text:span>по лестнице, перепрыгивая ч<text:span text:style-name="T78">е</text:span>рез две ступеньки! Чокнутые пони <text:span text:style-name="T77">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22"/>
      <text:p text:style-name="P24">Да, именно четыре года!</text:p>
      <text:p text:style-name="P24"/>
      <text:p text:style-name="P23"><text:soft-page-break/>Ибо с тех пор, как сумасшедшая рогатая лошадь вышла за тебя замуж, тебе пришлось взвалить на себя бремя принца-консорта Эквестрии.</text:p>
      <text:p text:style-name="P23"/>
      <text:p text:style-name="P26">(Краткий пересказ Обмена) </text:p>
      <text:p text:style-name="P31"/>
      <text:p text:style-name="P33">В <text:span text:style-name="T78">стрельчатом </text:span>окне <text:span text:style-name="T80">коридора показался шпиль</text:span> <text:span text:style-name="T80">городской </text:span>ратуш<text:span text:style-name="T78">и</text:span>. <text:span text:style-name="T78">Я мельком глянул на башенные часы.</text:span></text:p>
      <text:p text:style-name="P34">Проклятье! Без пяти два! <text:span text:style-name="T79">Надо ускориться!</text:span></text:p>
      <text:p text:style-name="P34"/>
      <text:p text:style-name="P38">В далёком мире моей предыдущей жизни, воспоминания о которой уже начали покрываться пылью, я ходил в бассейн на заняти<text:span text:style-name="T82">й</text:span> по подводному плаванию. И добраться до места можно было двумя путями: по дорожке через аллею, как все, или через дырку в заборе. <text:span text:style-name="T29">И хотя </text:span><text:span text:style-name="T28">тогда я не был знаком с геометрией Римана, но сокращать расстояние между точками в пространстве научился довольно неплохо.</text:span></text:p>
      <text:p text:style-name="P86">Вот и здесь, во дворце, после недолгого периода освоения, я проложил множество путей, альтернативных официальным <text:span text:style-name="T83">маршрутам</text:span> и красиво обустроеным дорожкам.</text:p>
      <text:p text:style-name="P88">Легче всего было с <text:span text:style-name="T85">многоуровневой паутиной узких мостиков, протянутых между башнями. </text:span></text:p>
      <text:p text:style-name="P88"/>
      <text:p text:style-name="P88">Вся эта путаница мостиков-паутинок между башенями – кому она нужна? </text:p>
      <text:p text:style-name="P88"><text:line-break/><text:line-break/>Ну да, отсутствие сквозной лестницы в своей башне Лу</text:p>
      <text:p text:style-name="P87">К примеру, у меня ум за разум зашёл, когда до меня дошло, что для того, чтобы спуститься с двенадцатого уровня башни <text:span text:style-name="T84">Луны</text:span> на одиннадцатый, нужно перебраться по тонкому узкому мостику в соседнюю башню <text:span text:style-name="T84">Селестии</text:span>, спуститься там на уровень <text:span text:style-name="T84">вниз</text:span> и <text:span text:style-name="T84">вернуться по такому же узкому мостику обратно! Простой спуск по межэтажной лестнице не был предусмотрен “исходя из соображений фортификации”, если я правильно понял синюю параноичку (если вы спросите меня, что я делал в покоях синей милитаристки,.</text:span></text:p>
      <text:p text:style-name="P38"/>
      <text:p text:style-name="P38"/>
      <text:p text:style-name="P37">&lt;<text:span text:style-name="T21">Ускорение</text:span>&gt;</text:p>
      <text:p text:style-name="P35">Свернув в боковой проход, я выскочил на ажурный мостик между башнями. Добежав до середины, я перегнулся через ограду. Этот и соседний мостик соединяла гирлянда разноцветных флажков, символизирующих провинции Эквестрии. <text:s/>Ухватившись за канат покрепче, <text:span text:style-name="T81">я сбросил петлю со столбика.</text:span></text:p>
      <text:p text:style-name="P35"/>
      <text:p text:style-name="P35">-<text:span text:style-name="T81">Ю-ху-у-у!!!. Ааргх!</text:span> </text:p>
      <text:p text:style-name="P35"/>
      <text:p text:style-name="P36">Фокус не удался. </text:p>
      <text:p text:style-name="P32"/>
      <text:p text:style-name="P25"><text:soft-page-break/></text:p>
      <text:p text:style-name="P25">...</text:p>
      <text:p text:style-name="P25"><text:span text:style-name="T73">Три дня из д</text:span>ворцов<text:span text:style-name="T73">ой</text:span> жизн<text:span text:style-name="T73">и</text:span> Анона со всеми нюансами и регалиями - <text:span text:style-name="T73">юмор</text:span>. Сел загружена делами по горло и очень уставшая.</text:p>
      <text:p text:style-name="P27"/>
      <text:p text:style-name="P27">День первый: </text:p>
      <text:p text:style-name="P28">Приём миссии минотавров, разбор пограничного конфликта (Анон – помогает Сел в качестве советника по делам двуногих)</text:p>
      <text:p text:style-name="P28"/>
      <text:p text:style-name="P28"/>
      <text:p text:style-name="P28">День второй – разбор внутренних дел (нападение параспрайтов на урожай под Аппалузой, таможенные тёрки с Кристальной империей (конфедеративный округ в составе Эквевстрии), Эквестрийский атомный проект. Анон помогает Сел в качестве экономического и научного советника</text:p>
      <text:p text:style-name="P28"/>
      <text:p text:style-name="P28">День третий – путч лордов-сторонников плоской Эквестрии (Селестии стараются отрубить голову). Анон поражён ихней беспринципностью и неблагодарностью. Селестия всех милует.</text:p>
      <text:p text:style-name="P29">Селестия бесконечно счас<text:span text:style-name="T75">т</text:span>лива, что у неё есть Анон</text:p>
      <text:p text:style-name="P16">…</text:p>
      <text:p text:style-name="P16"><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6"/>
      <text:p text:style-name="P19">Я ввалился в приёмную. Голова аликорницы покоилась на столе, глаза были закрыты. <text:span text:style-name="T15">При стуке двери лишь чуть дёрнулось ухо.</text:span></text:p>
      <text:p text:style-name="P19">- <text:span text:style-name="T30">Сел, меня волнует состояние наших отношений в последнее время, - начал я издалека.</text:span></text:p>
      <text:p text:style-name="P19">- <text:span text:style-name="T30">Да? - пробормотала аликорница не открывая глаз.</text:span></text:p>
      <text:p text:style-name="P20"/>
      <text:p text:style-name="P20">Тут что-то не так, Анон!</text:p>
      <text:p text:style-name="P20"/>
      <text:p text:style-name="P16">- Как ты могла <text:span text:style-name="T19">вчера</text:span> заснуть во время секса?!! - <text:span text:style-name="T14">я возмущенно уставился на аликорницу.</text:span></text:p>
      <text:p text:style-name="P18">Селестия открыла один глаз и страдальчески улыбнулась.</text:p>
      <text:p text:style-name="P18">-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8">-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8"/>
      <text:p text:style-name="P41"><text:soft-page-break/>(Сел <text:span text:style-name="T31">признаётся</text:span>, что устаёт ещё и от того, что беременна. Анон в шоке. <text:span text:style-name="T32">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41"/>
      <text:h text:style-name="P90" text:outline-level="2">II</text:h>
      <text:p text:style-name="P7"/>
      <text:h text:style-name="P90" text:outline-level="2">III</text:h>
      <text:p text:style-name="P7"/>
      <text:h text:style-name="P90" text:outline-level="2">IV</text:h>
      <text:p text:style-name="P7"/>
      <text:h text:style-name="P90" text:outline-level="2">V</text:h>
      <text:p text:style-name="P7"/>
      <text:h text:style-name="P90" text:outline-level="2">VI</text:h>
      <text:p text:style-name="P1"/>
      <text:h text:style-name="P90" text:outline-level="2">VII</text:h>
      <text:p text:style-name="P1"/>
      <text:p text:style-name="Text_20_body">Mike Oldfield - In the beginning &amp; Let there be light</text:p>
      <text:p text:style-name="P84"><text:a xlink:type="simple" xlink:href="https://www.youtube.com/watch?v=p9BoEuwuzIk" text:style-name="Internet_20_link" text:visited-style-name="Visited_20_Internet_20_Link">https://www.youtube.com/watch?v=p9BoEuwuzIk</text:a><text:line-break/></text:p>
      <text:p text:style-name="P45">Двенадцать жеребят под присмотром <text:span text:style-name="T37">учительницы</text:span> <text:span text:style-name="T34">скучали в фойе</text:span>. Экскурсовод – <text:span text:style-name="T33">высокая сухопарая кобыла-единорог в твидовом жакете c собранной в строгую буклю гривой – строго обращалась к воспитательнице.</text:span></text:p>
      <text:p text:style-name="P45">- <text:span text:style-name="T33">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45">- <text:span text:style-name="T35">Да-да, они у меня воспитанные, - вымученно улыбнулась кобыла-земнопони, задней ногой отодвинув жеребёнка от гипсового бюста.</text:span></text:p>
      <text:p text:style-name="P45">- <text:span text:style-name="T40">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40">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text:span><text:soft-page-break/><text:span text:style-name="T40">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50"/>
      <text:p text:style-name="P48">Стайка пони <text:span text:style-name="T38">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48"/>
      <text:p text:style-name="P49">- <text:span text:style-name="T38">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49"/>
      <text:p text:style-name="P45">…</text:p>
      <text:p text:style-name="P45"/>
      <text:p text:style-name="P55">- И финальная часть нашей экспозиции, - <text:span text:style-name="T36">экскурсовод тряхнула копытом в сторону одинокой скульптуры, под которую был выделен целый зал.</text:span></text:p>
      <text:p text:style-name="P58"/>
      <text:p text:style-name="P58">Скульптура знавала и лучшие времена: <text:span text:style-name="T46">на припавшей к полу фигуре было </text:span>множество выщербин и царапин, одно крыло отломано, второе покрыто сетью трещин, часть хвоста остуств<text:span text:style-name="T63">овала</text:span>, голов<text:span text:style-name="T63">у</text:span> с отбитым ухом венча<text:span text:style-name="T63">л</text:span> облом<text:span text:style-name="T63">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8">замирало</text:span> от осознания того, какой она могла бы быть до повреждений.</text:p>
      <text:p text:style-name="P58"/>
      <text:p text:style-name="P56"><text:span text:style-name="T36">- </text:span>Многие считают, что эта статуя – всё, что осталось от легендарной правительницы древней Эквестрии, принцессы Селестии. <text:span text:style-name="T47">По завершающей легенде селестианского цикла она сразилась с </text:span><text:span text:style-name="T24">Горгоном</text:span><text:span text:style-name="T47"> за право властвовать над всем Эквусом и они сразили друг друга после недели битвы.</text:span></text:p>
      <text:p text:style-name="P60">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text:soft-page-break/>последователи школы Стоунхуфа, стиль этой скульптуры совершенно не похож на всё, что создавал великий Эйр…</text:p>
      <text:p text:style-name="P53"/>
      <text:p text:style-name="P53">- <text:span text:style-name="T42">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53">- <text:span text:style-name="T44">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53">- <text:span text:style-name="T45">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54"/>
      <text:p text:style-name="P57">Его взрослые товарищи фейсхуфнули. <text:span text:style-name="T41">Экскурсовод поправила очки и окинула взором присмиревшую аудиторию.</text:span></text:p>
      <text:p text:style-name="P76">&lt;Побольше про Вьюва, развернуть&gt;</text:p>
      <text:p text:style-name="P52"/>
      <text:p text:style-name="P52">- <text:span text:style-name="T43">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3">Селестии </text:span>на <text:span text:style-name="T44">престоле</text:span> Эквестрии. <text:span text:style-name="T43">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52"/>
      <text:p text:style-name="Text_20_body">- <text:span text:style-name="T36">А вы сами как считаете? - перебила экскурсовода </text:span><text:span text:style-name="T25">Индиго</text:span><text:span text:style-name="T36">. - Это принцесса Селестия, или работа этого… как его… Эйр Мурпла?</text:span></text:p>
      <text:p text:style-name="P47"/>
      <text:p text:style-name="P47">Экскурсовод посмотрела на жеребёнка поверх очков и слабо улыбнулась.</text:p>
      <text:p text:style-name="P47"/>
      <text:p text:style-name="P47">- <text:span text:style-name="T47">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59"/>
      <text:p text:style-name="P46">- <text:span text:style-name="T41">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46">- <text:span text:style-name="T39">Дасти Нупс, веди себя прилично! - шикнула на него учительница, - немедленно вернисть в группу!</text:span></text:p>
      <text:p text:style-name="P46">- <text:span text:style-name="T39">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text:span><text:soft-page-break/><text:span text:style-name="T39">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46">- <text:span text:style-name="T49">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51"/>
      <text:p text:style-name="P51">&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51"/>
      <text:p text:style-name="P61">Я подошёл к статуе.</text:p>
      <text:p text:style-name="P61"/>
      <text:p text:style-name="P61">- Сел…</text:p>
      <text:p text:style-name="P61"/>
      <text:p text:style-name="P61">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74">&lt;Развернуть боль Анона от осознания потери&gt;</text:p>
      <text:p text:style-name="P61"/>
      <text:p text:style-name="P61">- Ты же обещала дождаться меня…</text:p>
      <text:p text:style-name="P62"/>
      <text:p text:style-name="P72">Я поцеловал холодные губы статуи и <text:span text:style-name="T70">вышел на балкон. </text:span>П<text:span text:style-name="T70">ерегну</text:span>вшись<text:span text:style-name="T70"> через перила, </text:span>посмотрел вниз<text:span text:style-name="T70">.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74">&lt;развернуть страдания Анона&gt;</text:p>
      <text:p text:style-name="P73"/>
      <text:p text:style-name="P63">Меня накрыла тень.</text:p>
      <text:p text:style-name="P63"/>
      <text:p text:style-name="P61">- Я обещала <text:span text:style-name="T50">тебя дождаться </text:span>и я выполнила своё о<text:span text:style-name="T50">б</text:span>ещание, мой маленький человек, - Селестия опустила голову мне на плечо.</text:p>
      <text:p text:style-name="P61">- <text:span text:style-name="T51">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64">Селестия в ответ прижала меня к себе крылом. <text:span text:style-name="T27">Одним</text:span><text:span text:style-name="T53">.</text:span></text:p>
      <text:p text:style-name="P63"><text:soft-page-break/></text:p>
      <text:p text:style-name="P61">- <text:span text:style-name="T51">Ну же, Анон, не стоит так переживать, я же сказала, что буду ждать. Когда я тебя обманывала?</text:span></text:p>
      <text:p text:style-name="P61">- <text:span text:style-name="T52">Ты… Ты… Глупая ты лошадь… - бормотал я, крепче вжимаясь лицом в белоснежную шею.</text:span></text:p>
      <text:p text:style-name="P65">Аликорница только вздыхала.</text:p>
      <text:p text:style-name="P65"/>
      <text:p text:style-name="P65">Наконец я отпрянул от неё и вытер ладонью слёзы. <text:span text:style-name="T54">И снова перехватило дыхание – от ужаса.</text:span></text:p>
      <text:p text:style-name="P65">- <text:span text:style-name="T54">Сел!!!</text:span></text:p>
      <text:p text:style-name="P65">- <text:span text:style-name="T54">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65"/>
      <text:p text:style-name="P66">Аликорница недовольно сморщила нос. <text:span text:style-name="T55">Я оцепенело рассматривал сломанный рог, обломок кости вместо крыла и многочисленные рваные раны, покрывавшие тело Селестии.</text:span></text:p>
      <text:p text:style-name="P66"/>
      <text:p text:style-name="P66">- <text:span text:style-name="T55">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66">- <text:span text:style-name="T56">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67"/>
      <text:p text:style-name="P67">Жакет упал на пол, освободив пару крыльев. К нему же отправились и очки <text:span text:style-name="T57">с зажимом для волос</text:span>. <text:span text:style-name="T59">Освобождённая грива развернулась вокруг тёмной аликорницы пышным ореолом. Луна подошла к Селестии вплотную, нос к носу.</text:span></text:p>
      <text:p text:style-name="P67"/>
      <text:p text:style-name="P67">- <text:span text:style-name="T58">Мы рады, что ты вернулась.</text:span></text:p>
      <text:p text:style-name="P67"/>
      <text:p text:style-name="P68">Коротко кивнув <text:span text:style-name="T60">и </text:span>мне, Луна отвернулась. За сухостью приветствия от меня не ускользнул быстрый жест крылом, как будто смахивающий пылинку с глаза.</text:p>
      <text:p text:style-name="P51"/>
      <text:p text:style-name="P51">…</text:p>
      <text:p text:style-name="P51"/>
      <text:p text:style-name="P51">- <text:span text:style-name="T61">ЛУНА! - Селестия притянула сестру к себе, заключив в объятиях. - Я не надеялась увидеть тебя живой!</text:span></text:p>
      <text:p text:style-name="P51"><text:soft-page-break/>- <text:span text:style-name="T62">Сестрица, право же, оставь эти нежности! Подумаешь – не виделись </text:span><text:span text:style-name="T23">десять тысяч </text:span><text:span text:style-name="T62">лет, всего-то! - пробормотала Луна и обняла, в свою очередь, Селестию.</text:span></text:p>
      <text:p text:style-name="P69">- И кто бы говорил мне о надежде… Мне, тысячи лет присматривающей за статуей, в которую превратилась моя бесталанная сестра!..</text:p>
      <text:p text:style-name="P69">- Я так скучала! Я так переживала!</text:p>
      <text:p text:style-name="P69">- Я пыталась найти способ расколдовать тебя. Увы, заклятие ещё более сильное, чем то, что сослало меня на Луну когда-то…</text:p>
      <text:p text:style-name="P69"/>
      <text:p text:style-name="P69">Я смотрел на воркующих сестёр и сердце моё оттаивало. <text:span text:style-name="T64">Всё плохое, что могло произойти, осталось в прошлом и сейчас творилось только хорошее.</text:span></text:p>
      <text:p text:style-name="P69"/>
      <text:p text:style-name="P69">- <text:span text:style-name="T65">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69">- <text:span text:style-name="T65">Твоя правда, Сестра, - согласилась с ней Луна. - Я хотела сказать тебе позже, но ты сама всё поняла.</text:span></text:p>
      <text:p text:style-name="P70"/>
      <text:p text:style-name="P70">Старшая аликорница посмотрела на младшую и обе согласно кивнули.</text:p>
      <text:p text:style-name="P70"/>
      <text:p text:style-name="P70">- Анон, мы хотели бы вернуться. - Селестия с тревогой смотрела на меня. - Пойдёшь ли ты с нами?</text:p>
      <text:p text:style-name="P70">- Вернуться? Куда?</text:p>
      <text:p text:style-name="P70">- В наш изначальный мир, откуда мы пришли в Эквус. Нам нужно отдохнуть. Многотысячелетнее правление утомляет…</text:p>
      <text:p text:style-name="P70">- А потом?</text:p>
      <text:p text:style-name="P70">- Потом? Кто знает? Быть может, безмятежная тихая жизнь в уютном доме, быть может, новые миры и новые вызовы… Ты пойдёшь с нами?</text:p>
      <text:p text:style-name="P70"/>
      <text:p text:style-name="P85">Я посмотрел на небо, на облака, на солнце и улыбнулся.</text:p>
      <text:p text:style-name="P85"/>
      <text:p text:style-name="P70">-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70">- Правильное решение, - кивнула Луна. - Мы рады. Как нам ни стыдно признаваться, но Мы привыкли к твоему присутствию и Нам не хватало бы твоих <text:span text:style-name="T66">тупых шуток</text:span>. </text:p>
      <text:p text:style-name="P69"/>
      <text:p text:style-name="P71">Я рассмеялся. Всё стало на свои места, как в старые добрые времена.</text:p>
      <text:p text:style-name="P71">- Тогда помчали?</text:p>
      <text:p text:style-name="P71">- Да. - Селестия повернулась к Луне. - Как в тот раз, после битвы у <text:span text:style-name="T67">Х</text:span>олодной скалы?</text:p>
      <text:p text:style-name="P71"><text:soft-page-break/>- Да. По другому ты сейчас не сможешь.</text:p>
      <text:p text:style-name="P71"/>
      <text:p text:style-name="P71">Луна подошла вплотную к Селестии со стороны отсутствующего крыла, бок к боку, <text:span text:style-name="T67">и крепко обняла раненую аликорницу крылом.</text:span></text:p>
      <text:p text:style-name="P71">- <text:span text:style-name="T71">Проверим силы. Раз. Два. Три! - Луна взмахнула свободным крылом.</text:span></text:p>
      <text:p text:style-name="P77">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75">&lt;расписать тренировку – с виражами, кульбитами и пике&gt;</text:p>
      <text:p text:style-name="P77"/>
      <text:p text:style-name="P77">Наконец, тандем приземлился.</text:p>
      <text:p text:style-name="P71"/>
      <text:p text:style-name="P71">- <text:span text:style-name="T67">Анон, - обратилась ко мне Селестия, - Хотела бы я нести тебя сейчас… Увы – раны не позволят. Садись на Луну, пожалуйста…</text:span></text:p>
      <text:p text:style-name="P78">Луна <text:span text:style-name="T72">повернулась ко мне и нахмурилась</text:span>. <text:span text:style-name="T72">Я замялся, как школьник перед придирчивой учительницей. </text:span></text:p>
      <text:p text:style-name="P78"/>
      <text:p text:style-name="P80">Честное слово, Сел могла бы придумать что-нибудь получше, чем ездить на этой фурии, Анон!</text:p>
      <text:p text:style-name="P78"/>
      <text:p text:style-name="P78"><text:span text:style-name="T72">Внезапно </text:span>строгую морду осветила улыбка и <text:span text:style-name="T72">бирюзовый глаз подмигнул мне.</text:span></text:p>
      <text:p text:style-name="P78"/>
      <text:p text:style-name="P78">- <text:span text:style-name="T72">Ты всё ещё боишься нас, Анон. Это после стольких-то лет знакомства. Это забавляет. Садись!</text:span></text:p>
      <text:p text:style-name="P78"/>
      <text:p text:style-name="P71">…</text:p>
      <text:p text:style-name="P71"/>
      <text:p text:style-name="P79">Мистик Вьюв – х<text:span text:style-name="T69">л</text:span>аб<text:span text:style-name="T69">л</text:span>ый! Мистик Вьюв не убе<text:span text:style-name="T69">з</text:span>ал, как <text:span text:style-name="T69">длугие</text:span>, <text:span text:style-name="T69">от</text:span> <text:span text:style-name="T69">стласного </text:span>Анон<text:span text:style-name="T69">а</text:span>! Мистик В<text:span text:style-name="T68">ь</text:span>юв <text:span text:style-name="T69">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81">Далеко-далеко в небо!</text:p>
      <text:p text:style-name="P71"/>
      <text:p text:style-name="P71"/>
      <text:p text:style-name="P69"/>
      <text:p text:style-name="P44">===============================================================================</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text:soft-page-break/></text:p>
      <text:h text:style-name="Heading_20_3" text:outline-level="3">Сатисфакция</text:h>
      <text:p text:style-name="P43">…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42">...</text:p>
      <text:p text:style-name="P40">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39">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0">Я хрустнул пальцами и взялся за <text:span text:style-name="T7">карандаш</text:span>…</text:p>
      <text:p text:style-name="P10">…</text:p>
      <text:p text:style-name="P10"/>
      <text:p text:style-name="P11"/>
      <text:p text:style-name="P11">…</text:p>
      <text:p text:style-name="P3">-----------------------------------------------</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9">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text:soft-page-break/>Не дам убивать говорящую лошадь!!!</text:p>
      <text:p text:style-name="P82"/>
      <text:p text:style-name="P82">===================================</text:p>
      <text:p text:style-name="P83">Сел одно время становится наркоманкой</text:p>
      <text:p text:style-name="P83"><text:line-break/><text:line-break/></text:p>
      <text:p text:style-name="P8"><text:span text:style-name="T74"><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line-break/><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text:soft-page-break/>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lin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text:soft-page-break/>(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text:soft-page-break/>комнате, слушала музыку и поглощала кокаин.<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7-15T01:46:15.767500191</dc:date>
    <meta:editing-duration>P5DT9H1M44S</meta:editing-duration>
    <meta:editing-cycles>176</meta:editing-cycles>
    <meta:generator>LibreOffice/5.1.6.2$Linux_X86_64 LibreOffice_project/10m0$Build-2</meta:generator>
    <meta:document-statistic meta:table-count="0" meta:image-count="0" meta:object-count="0" meta:page-count="15" meta:paragraph-count="166" meta:word-count="4620" meta:character-count="31139" meta:non-whitespace-character-count="26593"/>
  </office:meta>
</office:document-meta>
</file>